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de" fo:country="DE" officeooo:paragraph-rsid="0016bbd8"/>
    </style:style>
    <style:style style:name="P2" style:family="paragraph" style:parent-style-name="Standard">
      <style:text-properties fo:language="de" fo:country="DE" officeooo:rsid="0016bbd8" officeooo:paragraph-rsid="0016bbd8"/>
    </style:style>
    <style:style style:name="P3" style:family="paragraph" style:parent-style-name="Standard">
      <style:text-properties fo:language="de" fo:country="DE" officeooo:rsid="0016bbd8" officeooo:paragraph-rsid="0017611f"/>
    </style:style>
    <style:style style:name="P4" style:family="paragraph" style:parent-style-name="Standard">
      <style:text-properties fo:language="de" fo:country="DE" officeooo:rsid="0017611f" officeooo:paragraph-rsid="0017611f"/>
    </style:style>
    <style:style style:name="P5" style:family="paragraph" style:parent-style-name="Standard">
      <style:text-properties fo:language="de" fo:country="DE" officeooo:rsid="001b0476" officeooo:paragraph-rsid="001b0476"/>
    </style:style>
    <style:style style:name="P6" style:family="paragraph" style:parent-style-name="Standard">
      <style:text-properties fo:language="de" fo:country="DE" officeooo:rsid="001db7a4" officeooo:paragraph-rsid="00212eb4"/>
    </style:style>
    <style:style style:name="P7" style:family="paragraph" style:parent-style-name="Standard">
      <style:text-properties fo:language="de" fo:country="DE" officeooo:paragraph-rsid="0016bbd8"/>
    </style:style>
    <style:style style:name="P8" style:family="paragraph" style:parent-style-name="Standard">
      <style:text-properties fo:language="de" fo:country="DE" officeooo:rsid="00212eb4" officeooo:paragraph-rsid="00212eb4"/>
    </style:style>
    <style:style style:name="P9" style:family="paragraph" style:parent-style-name="Standard">
      <style:text-properties fo:language="de" fo:country="DE" officeooo:rsid="00212eb4" officeooo:paragraph-rsid="0016bbd8"/>
    </style:style>
    <style:style style:name="P10" style:family="paragraph" style:parent-style-name="Standard">
      <style:text-properties fo:language="de" fo:country="DE" officeooo:rsid="001b0476" officeooo:paragraph-rsid="001db7a4"/>
    </style:style>
    <style:style style:name="P11" style:family="paragraph" style:parent-style-name="Standard">
      <style:text-properties fo:language="de" fo:country="DE" officeooo:rsid="001b0476" officeooo:paragraph-rsid="001b0476"/>
    </style:style>
    <style:style style:name="P12" style:family="paragraph" style:parent-style-name="Standard">
      <style:text-properties fo:language="de" fo:country="DE" officeooo:paragraph-rsid="0017611f"/>
    </style:style>
    <style:style style:name="P13" style:family="paragraph" style:parent-style-name="Standard">
      <style:text-properties fo:language="de" fo:country="DE" officeooo:rsid="0017611f" officeooo:paragraph-rsid="0017611f"/>
    </style:style>
    <style:style style:name="P14" style:family="paragraph" style:parent-style-name="Standard">
      <style:text-properties fo:language="de" fo:country="DE" officeooo:rsid="0021b07e" officeooo:paragraph-rsid="0021b07e"/>
    </style:style>
    <style:style style:name="T1" style:family="text">
      <style:text-properties officeooo:rsid="000b1838"/>
    </style:style>
    <style:style style:name="T2" style:family="text">
      <style:text-properties officeooo:rsid="0016bbd8"/>
    </style:style>
    <style:style style:name="T3" style:family="text">
      <style:text-properties officeooo:rsid="0017611f"/>
    </style:style>
    <style:style style:name="T4" style:family="text">
      <style:text-properties officeooo:rsid="001ca30e"/>
    </style:style>
    <style:style style:name="T5" style:family="text">
      <style:text-properties officeooo:rsid="001db7a4"/>
    </style:style>
    <style:style style:name="T6" style:family="text">
      <style:text-properties officeooo:rsid="001f3c21"/>
    </style:style>
    <style:style style:name="T7" style:family="text">
      <style:text-properties officeooo:rsid="00212eb4"/>
    </style:style>
    <style:style style:name="T8" style:family="text">
      <style:text-properties officeooo:rsid="0023e08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11.</text:span> Assignment – <text:span text:style-name="T2">Obstacle Avoidance</text:span></text:p>
      <text:p text:style-name="P1"/>
      <text:p text:style-name="P1">by Pascal Müller, Fabian Casares, Friedrich Müller</text:p>
      <text:p text:style-name="P1"/>
      <text:p text:style-name="P1"><text:a xlink:type="simple" xlink:href="https://github.com/frimuell/catkin_ws_user/blob/master/tasks_wise1819/ub11/" text:style-name="Internet_20_link" text:visited-style-name="Visited_20_Internet_20_Link">https://github.com/frimuell/catkin_ws_user/blob/master/tasks_wise1819/ub11/</text:a></text:p>
      <text:p text:style-name="P1"/>
      <text:p text:style-name="P1"><text:span text:style-name="T1">Exercise</text:span> 1 – <text:span text:style-name="T2">Calculate Distance to Nearest Obstacle on Lane</text:span></text:p>
      <text:p text:style-name="P1"/>
      <text:p text:style-name="P2">1. Transformation der Koordinaten</text:p>
      <text:p text:style-name="P2"/>
      <text:p text:style-name="P2">Die Transformationsmatrix <text:s/><text:span text:style-name="T7">T </text:span>Sieht wie folg<text:span text:style-name="T7">t </text:span>aus:</text:p>
      <text:p text:style-name="P9"/>
      <text:p text:style-name="P2">cos(a) -sin(a) 0 <text:s/><text:span text:style-name="T3">x</text:span>_cw </text:p>
      <text:p text:style-name="P2">sin(a) <text:s/>cos(a) 0 <text:s/><text:span text:style-name="T3">y</text:span>_cw <text:s/></text:p>
      <text:p text:style-name="P2"><text:s text:c="3"/>0 <text:s text:c="8"/>0 <text:s text:c="5"/>1 <text:s text:c="4"/>0 </text:p>
      <text:p text:style-name="P2"><text:s text:c="3"/>0 <text:s text:c="8"/>0 <text:s text:c="5"/>0 <text:s text:c="4"/>1 </text:p>
      <text:p text:style-name="P2"/>
      <text:p text:style-name="P12"><text:span text:style-name="T3">, wobei X_cw und Y_cw die Koordinaten des Autos in Respektive zum Welt-Koordinatensystem sind.</text:span></text:p>
      <text:p text:style-name="P3">Diese wird <text:span text:style-name="T3">(in unserem Fall)</text:span> multipliziert <text:span text:style-name="T3">mit einem Vektor v:</text:span></text:p>
      <text:p text:style-name="P3"/>
      <text:p text:style-name="P4">x_pc</text:p>
      <text:p text:style-name="P4">y_pc <text:s/>= v</text:p>
      <text:p text:style-name="P4"><text:s text:c="2"/>0</text:p>
      <text:p text:style-name="P4"><text:s text:c="2"/>1</text:p>
      <text:p text:style-name="P3"/>
      <text:p text:style-name="P4">, wobei x_pc und y_pc die Koordinaten eines Lidar-Punktes in Bezug zum Auto sind. (Die z-Koordinate kann hier vernachlässigt werden.)</text:p>
      <text:p text:style-name="P14">Wir benutzten das Inverse der obigen Transformationsmatrix um Weltkoordinaten in Koordinaten in Respektive zum Auto zu erhalten.</text:p>
      <text:p text:style-name="P4"/>
      <text:p text:style-name="P4">2.+3. <text:span text:style-name="T7">Hin</text:span>dernis-Erkennung in der Spur</text:p>
      <text:p text:style-name="P4"/>
      <text:p text:style-name="P5">Hierfür haben wir unseren „Zielpunkt“ des Autos verwendet und dessen Koordinaten (in Respektive zur Welt) transformiert, sodass dieser in Respektive zum Auto vorliegt. Anschließend haben wir stets alle vom Lidar wahrgenommenen Punkte betrachtet. Lagen davon <text:span text:style-name="T4">zu irgendeinem Zeitpunkt während der Fahrt</text:span> eine Treshhold Anzahl von Punkten im Radius von 15cm des angestrebten Punktes in der Trajektorie, wurde dies als Hindernis <text:s/>erkannt und ein <text:span text:style-name="T8">Spurenwechsel</text:span> initiiert. <text:span text:style-name="T5">(Dies setzt die Annahme voraus, dass während der Fahrt keine Veränderungen der Hindernisse geschieht, also bewegliche Hindernisse ausgeschlossen sind.)</text:span></text:p>
      <text:p text:style-name="P5"/>
      <text:p text:style-name="P8">Code:</text:p>
      <text:p text:style-name="P5"><text:a xlink:type="simple" xlink:href="https://github.com/frimuell/catkin_ws_user/blob/master/tasks_wise1819/ub11/drive_on_line_with_loc.py" text:style-name="Internet_20_link" text:visited-style-name="Visited_20_Internet_20_Link">https://github.com/frimuell/catkin_ws_user/blob/master/tasks_wise1819/ub11/drive_on_line_with_loc.py</text:a></text:p>
      <text:p text:style-name="P5"/>
      <text:p text:style-name="P8">Video:</text:p>
      <text:p text:style-name="P8"><text:a xlink:type="simple" xlink:href="https://github.com/frimuell/catkin_ws_user/blob/master/tasks_wise1819/ub11/Exercise%201.mp4" text:style-name="Internet_20_link" text:visited-style-name="Visited_20_Internet_20_Link">https://github.com/frimuell/catkin_ws_user/blob/master/tasks_wise1819/ub11/Exercise%201.mp4</text:a></text:p>
      <text:p text:style-name="P10"/>
      <text:p text:style-name="P8">4. Scannen der zweiten Spur im Falle eines <text:span text:style-name="T8">Spurenwechsels</text:span></text:p>
      <text:p text:style-name="P8"/>
      <text:p text:style-name="P6"><text:soft-page-break/>Wird ein <text:span text:style-name="T8">Spurenwechsel</text:span> initiiert, so wird gleichzeitig die <text:span text:style-name="T6">zukünftige lane geprüft. Unsere Idee war zeitgleich mit dem Erkennen eines Hindernisses die zweite Fahrbahn innerhalb des nächsten Meters zu scannen und anzuhalten, sollte dort ebenfalls ein Hindernis gefunden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21:52:06.360073411</meta:creation-date>
    <meta:generator>LibreOffice/6.0.7.3$Linux_X86_64 LibreOffice_project/00m0$Build-3</meta:generator>
    <dc:date>2019-01-31T23:09:27.184457743</dc:date>
    <meta:editing-duration>PT1H33M21S</meta:editing-duration>
    <meta:editing-cycles>7</meta:editing-cycles>
    <meta:document-statistic meta:table-count="0" meta:image-count="0" meta:object-count="0" meta:page-count="2" meta:paragraph-count="26" meta:word-count="255" meta:character-count="2029" meta:non-whitespace-character-count="1743"/>
  </office:meta>
</office:document-meta>
</file>